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Monospace" svg:font-family="Monospace" style:font-pitch="fixed"/>
    <style:font-face style:name="文泉驿正黑" svg:font-family="文泉驿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1.559cm" style:rel-width="68%" table:align="left"/>
    </style:style>
    <style:style style:name="表格1.A" style:family="table-column">
      <style:table-column-properties style:column-width="5.33cm" style:rel-column-width="20547*"/>
    </style:style>
    <style:style style:name="表格1.B" style:family="table-column">
      <style:table-column-properties style:column-width="6.228cm" style:rel-column-width="24010*"/>
    </style:style>
    <style:style style:name="表格1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表格1.B1" style:family="table-cell">
      <style:table-cell-properties style:vertical-align="middle" style:border-line-width="0.002cm 0.035cm 0.002cm" fo:padding="0.049cm" fo:border="0.05pt double #808080"/>
    </style:style>
    <style:style style:name="表格1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表格1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表格2" style:family="table">
      <style:table-properties style:width="7.819cm" style:rel-width="46%" table:align="left"/>
    </style:style>
    <style:style style:name="表格2.A" style:family="table-column">
      <style:table-column-properties style:column-width="0.764cm" style:rel-column-width="2944*"/>
    </style:style>
    <style:style style:name="表格2.B" style:family="table-column">
      <style:table-column-properties style:column-width="2.205cm" style:rel-column-width="8499*"/>
    </style:style>
    <style:style style:name="表格2.C" style:family="table-column">
      <style:table-column-properties style:column-width="2.535cm" style:rel-column-width="9770*"/>
    </style:style>
    <style:style style:name="表格2.D" style:family="table-column">
      <style:table-column-properties style:column-width="2.316cm" style:rel-column-width="8929*"/>
    </style:style>
    <style:style style:name="表格2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表格2.C1" style:family="table-cell">
      <style:table-cell-properties style:vertical-align="middle" style:border-line-width="0.002cm 0.035cm 0.002cm" fo:padding="0.049cm" fo:border="0.05pt double #808080"/>
    </style:style>
    <style:style style:name="表格2.C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表格2.D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表格3" style:family="table">
      <style:table-properties style:width="10.199cm" style:rel-width="60%" table:align="left"/>
    </style:style>
    <style:style style:name="表格3.A" style:family="table-column">
      <style:table-column-properties style:column-width="4.865cm" style:rel-column-width="18756*"/>
    </style:style>
    <style:style style:name="表格3.B" style:family="table-column">
      <style:table-column-properties style:column-width="5.334cm" style:rel-column-width="20558*"/>
    </style:style>
    <style:style style:name="表格3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表格3.B1" style:family="table-cell">
      <style:table-cell-properties style:vertical-align="middle" style:border-line-width="0.002cm 0.035cm 0.002cm" fo:padding="0.049cm" fo:border="0.05pt double #808080"/>
    </style:style>
    <style:style style:name="表格3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表格3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表格4" style:family="table">
      <style:table-properties style:width="11.73cm" style:rel-width="69%" table:align="left"/>
    </style:style>
    <style:style style:name="表格4.A" style:family="table-column">
      <style:table-column-properties style:column-width="4.815cm" style:rel-column-width="18559*"/>
    </style:style>
    <style:style style:name="表格4.B" style:family="table-column">
      <style:table-column-properties style:column-width="6.914cm" style:rel-column-width="26657*"/>
    </style:style>
    <style:style style:name="表格4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表格4.B1" style:family="table-cell">
      <style:table-cell-properties style:vertical-align="middle" style:border-line-width="0.002cm 0.035cm 0.002cm" fo:padding="0.049cm" fo:border="0.05pt double #808080"/>
    </style:style>
    <style:style style:name="表格4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表格4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表格5" style:family="table">
      <style:table-properties style:width="10.709cm" style:rel-width="63%" table:align="left"/>
    </style:style>
    <style:style style:name="表格5.A" style:family="table-column">
      <style:table-column-properties style:column-width="5.487cm" style:rel-column-width="21151*"/>
    </style:style>
    <style:style style:name="表格5.B" style:family="table-column">
      <style:table-column-properties style:column-width="5.221cm" style:rel-column-width="20128*"/>
    </style:style>
    <style:style style:name="表格5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表格5.B1" style:family="table-cell">
      <style:table-cell-properties style:vertical-align="middle" style:border-line-width="0.002cm 0.035cm 0.002cm" fo:padding="0.049cm" fo:border="0.05pt double #808080"/>
    </style:style>
    <style:style style:name="表格5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表格5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表格6" style:family="table">
      <style:table-properties style:width="11.899cm" style:rel-width="70%" table:align="left"/>
    </style:style>
    <style:style style:name="表格6.A" style:family="table-column">
      <style:table-column-properties style:column-width="4.226cm" style:rel-column-width="16294*"/>
    </style:style>
    <style:style style:name="表格6.B" style:family="table-column">
      <style:table-column-properties style:column-width="7.673cm" style:rel-column-width="29575*"/>
    </style:style>
    <style:style style:name="表格6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表格6.B1" style:family="table-cell">
      <style:table-cell-properties style:vertical-align="middle" style:border-line-width="0.002cm 0.035cm 0.002cm" fo:padding="0.049cm" fo:border="0.05pt double #808080"/>
    </style:style>
    <style:style style:name="表格6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表格6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表格7" style:family="table">
      <style:table-properties style:width="4.93cm" style:rel-width="29%" table:align="left"/>
    </style:style>
    <style:style style:name="表格7.A" style:family="table-column">
      <style:table-column-properties style:column-width="2.097cm" style:rel-column-width="8084*"/>
    </style:style>
    <style:style style:name="表格7.B" style:family="table-column">
      <style:table-column-properties style:column-width="2.833cm" style:rel-column-width="10921*"/>
    </style:style>
    <style:style style:name="表格7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表格7.B1" style:family="table-cell">
      <style:table-cell-properties style:vertical-align="middle" style:border-line-width="0.002cm 0.035cm 0.002cm" fo:padding="0.049cm" fo:border="0.05pt double #808080"/>
    </style:style>
    <style:style style:name="表格7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表格7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表格8" style:family="table">
      <style:table-properties style:width="7.31cm" style:rel-width="43%" table:align="left"/>
    </style:style>
    <style:style style:name="表格8.A" style:family="table-column">
      <style:table-column-properties style:column-width="1.894cm" style:rel-column-width="7302*"/>
    </style:style>
    <style:style style:name="表格8.B" style:family="table-column">
      <style:table-column-properties style:column-width="5.415cm" style:rel-column-width="20875*"/>
    </style:style>
    <style:style style:name="表格8.A1" style:family="table-cell">
      <style:table-cell-properties style:vertical-align="middle" style:border-line-width-left="0.002cm 0.035cm 0.002cm" style:border-line-width-top="0.002cm 0.035cm 0.002cm" style:border-line-width-bottom="0.002cm 0.035cm 0.002cm" fo:padding="0.049cm" fo:border-left="0.05pt double #808080" fo:border-right="none" fo:border-top="0.05pt double #808080" fo:border-bottom="0.05pt double #808080"/>
    </style:style>
    <style:style style:name="表格8.B1" style:family="table-cell">
      <style:table-cell-properties style:vertical-align="middle" style:border-line-width="0.002cm 0.035cm 0.002cm" fo:padding="0.049cm" fo:border="0.05pt double #808080"/>
    </style:style>
    <style:style style:name="表格8.A2" style:family="table-cell">
      <style:table-cell-properties style:vertical-align="middle" style:border-line-width-left="0.002cm 0.035cm 0.002cm" style:border-line-width-bottom="0.002cm 0.035cm 0.002cm" fo:padding="0.049cm" fo:border-left="0.05pt double #808080" fo:border-right="none" fo:border-top="none" fo:border-bottom="0.05pt double #808080"/>
    </style:style>
    <style:style style:name="表格8.B2" style:family="table-cell">
      <style:table-cell-properties style:vertical-align="middle" style:border-line-width-left="0.002cm 0.035cm 0.002cm" style:border-line-width-right="0.002cm 0.035cm 0.002cm" style:border-line-width-bottom="0.002cm 0.035cm 0.002cm" fo:padding="0.049cm" fo:border-left="0.05pt double #808080" fo:border-right="0.05pt double #808080" fo:border-top="none" fo:border-bottom="0.05pt double #808080"/>
    </style:style>
    <style:style style:name="P1" style:family="paragraph" style:parent-style-name="Text_20_body">
      <style:text-properties style:font-name="文泉驿正黑" style:font-name-asian="文泉驿正黑"/>
    </style:style>
    <style:style style:name="P2" style:family="paragraph" style:parent-style-name="Heading">
      <style:text-properties style:font-name="文泉驿正黑" style:font-name-asian="文泉驿正黑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text-properties style:font-name="文泉驿正黑" style:font-name-asian="文泉驿正黑"/>
    </style:style>
    <style:style style:name="P5" style:family="paragraph" style:parent-style-name="Text_20_body">
      <style:text-properties style:font-name="文泉驿正黑" style:font-name-asian="文泉驿正黑"/>
    </style:style>
    <style:style style:name="P6" style:family="paragraph" style:parent-style-name="Text_20_body">
      <style:text-properties style:font-name="文泉驿正黑" style:font-name-asian="文泉驿正黑"/>
    </style:style>
    <style:style style:name="P7" style:family="paragraph" style:parent-style-name="Heading">
      <style:text-properties style:font-name="文泉驿正黑" style:font-name-asian="文泉驿正黑"/>
    </style:style>
    <style:style style:name="P8" style:family="paragraph" style:parent-style-name="Table_20_Contents">
      <style:text-properties style:font-name="文泉驿正黑" style:font-name-asian="文泉驿正黑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1">
      <style:paragraph-properties fo:break-before="page"/>
      <style:text-properties style:font-name="文泉驿正黑" style:font-name-asian="文泉驿正黑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2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T3" style:family="text">
      <style:text-properties fo:font-variant="normal" fo:text-transform="none" fo:color="#000000" fo:letter-spacing="normal" style:font-name-asian="Times New Roman" style:font-size-asian="14pt" style:font-style-asian="normal" style:font-weight-asian="normal"/>
    </style:style>
    <style:style style:name="T4" style:family="text">
      <style:text-properties fo:font-variant="normal" fo:text-transform="none" fo:color="#000000" fo:letter-spacing="normal" style:font-size-asian="14pt" style:font-style-asian="normal" style:font-weight-asian="normal"/>
    </style:style>
    <style:style style:name="T5" style:family="text">
      <style:text-properties style:font-name="文泉驿正黑" style:font-name-asian="文泉驿正黑"/>
    </style:style>
    <style:style style:name="T6" style:family="text">
      <style:text-properties style:font-name="文泉驿正黑" style:font-name-asian="文泉驿正黑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849_1758888669"/>目录<text:bookmark-end text:name="__RefHeading__849_1758888669"/></text:h>
      <text:table-of-content text:style-name="Sect1" text:protected="true" text:name="内容目录1">
        <text:table-of-content-source text:outline-level="10">
          <text:index-title-template text:style-name="Contents_20_Heading">Referenc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p text:style-name="Contents_20_Heading">References</text:p>
          </text:index-title>
          <text:p text:style-name="P11"><text:a xlink:type="simple" xlink:href="#__RefHeading__849_1758888669" text:style-name="Index_20_Link" text:visited-style-name="Index_20_Link">目录<text:tab/>1</text:a></text:p>
          <text:p text:style-name="P11"><text:a xlink:type="simple" xlink:href="#__RefHeading__230_1506864019" text:style-name="Index_20_Link" text:visited-style-name="Index_20_Link">public static void APP_Init(Context mContext)<text:tab/>2</text:a></text:p>
          <text:p text:style-name="P11"><text:a xlink:type="simple" xlink:href="#__RefHeading__232_1506864019" text:style-name="Index_20_Link" text:visited-style-name="Index_20_Link">public static boolean APP_UnInit()<text:tab/>3</text:a></text:p>
          <text:p text:style-name="P11"><text:a xlink:type="simple" xlink:href="#__RefHeading__117_1506864019" text:style-name="Index_20_Link" text:visited-style-name="Index_20_Link">public static boolean POS_Open(String btAddress)<text:tab/>4</text:a></text:p>
          <text:p text:style-name="P11"><text:a xlink:type="simple" xlink:href="#__RefHeading__234_1506864019" text:style-name="Index_20_Link" text:visited-style-name="Index_20_Link">public static boolean POS_OpenAsServer(String btAddress)<text:tab/>5</text:a></text:p>
          <text:p text:style-name="P11"><text:a xlink:type="simple" xlink:href="#__RefHeading__236_1506864019" text:style-name="Index_20_Link" text:visited-style-name="Index_20_Link">public static boolean POS_Close()<text:tab/>6</text:a></text:p>
          <text:p text:style-name="P11"><text:a xlink:type="simple" xlink:href="#__RefHeading__238_1506864019" text:style-name="Index_20_Link" text:visited-style-name="Index_20_Link">public static void POS_Write(byte[] data)<text:tab/>7</text:a></text:p>
          <text:p text:style-name="P11"><text:a xlink:type="simple" xlink:href="#__RefHeading__240_1506864019" text:style-name="Index_20_Link" text:visited-style-name="Index_20_Link">public static void POS_Read()<text:tab/>8</text:a></text:p>
          <text:p text:style-name="P11"><text:a xlink:type="simple" xlink:href="#__RefHeading__242_1506864019" text:style-name="Index_20_Link" text:visited-style-name="Index_20_Link">public static void POS_Request(byte[] data, int length, int timeout)<text:tab/>9</text:a></text:p>
          <text:p text:style-name="P11"><text:a xlink:type="simple" xlink:href="#__RefHeading__244_1506864019" text:style-name="Index_20_Link" text:visited-style-name="Index_20_Link">public static void POS_PrintPicture(Bitmap mBitmap, int nWidth, int nMode)<text:tab/>11</text:a></text:p>
          <text:p text:style-name="P11"><text:a xlink:type="simple" xlink:href="#__RefHeading__246_1506864019" text:style-name="Index_20_Link" text:visited-style-name="Index_20_Link">public static void POS_S_SetBarcode(String strCodedata, int nOrgx,<text:line-break/>int nType, int nWidthX, int nHeight, int nHriFontType,<text:line-break/>int nHriFontPosition)<text:tab/>12</text:a></text:p>
          <text:p text:style-name="P11"><text:a xlink:type="simple" xlink:href="#__RefHeading__248_1506864019" text:style-name="Index_20_Link" text:visited-style-name="Index_20_Link">public static void POS_S_SetQRcode(String strCodedata, int nWidthX,int nErrorCorrectionLevel)<text:tab/>15</text:a></text:p>
          <text:p text:style-name="P11"><text:a xlink:type="simple" xlink:href="#__RefHeading__250_1506864019" text:style-name="Index_20_Link" text:visited-style-name="Index_20_Link">public static void POS_S_TextOut(String pszString, int nOrgx,<text:line-break/>int nWidthTimes, int nHeightTimes, int nFontType, int nFontStyle)<text:tab/>16</text:a></text:p>
          <text:p text:style-name="P11"><text:a xlink:type="simple" xlink:href="#__RefHeading__252_1506864019" text:style-name="Index_20_Link" text:visited-style-name="Index_20_Link">public static void POS_FeedLine()<text:tab/>19</text:a></text:p>
          <text:p text:style-name="P11"><text:a xlink:type="simple" xlink:href="#__RefHeading__729_1758888669" text:style-name="Index_20_Link" text:visited-style-name="Index_20_Link">public static void POS_Reset()<text:line-break/><text:tab/>20</text:a></text:p>
          <text:p text:style-name="P11"><text:a xlink:type="simple" xlink:href="#__RefHeading__731_1758888669" text:style-name="Index_20_Link" text:visited-style-name="Index_20_Link">public static void POS_SetMotionUnit(int nHorizontalMU, int nVerticalMU)<text:line-break/><text:tab/>21</text:a></text:p>
          <text:p text:style-name="P11"><text:a xlink:type="simple" xlink:href="#__RefHeading__733_1758888669" text:style-name="Index_20_Link" text:visited-style-name="Index_20_Link">public static void POS_SetLineSpacing(int nDistance)<text:tab/>22</text:a></text:p>
          <text:p text:style-name="P11"><text:a xlink:type="simple" xlink:href="#__RefHeading__735_1758888669" text:style-name="Index_20_Link" text:visited-style-name="Index_20_Link">public static void POS_SetRightSpacing(int nDistance)<text:tab/>23</text:a></text:p>
          <text:p text:style-name="P11"><text:a xlink:type="simple" xlink:href="#__RefHeading__737_1758888669" text:style-name="Index_20_Link" text:visited-style-name="Index_20_Link">public static void POS_S_SetAreaWidth(int nWidth)<text:tab/>24</text:a></text:p>
          <text:p text:style-name="P11"><text:a xlink:type="simple" xlink:href="#__RefHeading__851_1758888669" text:style-name="Index_20_Link" text:visited-style-name="Index_20_Link">public static void POS_SetCharSetAndCodePage(int nCharSet, int nCodePage)<text:tab/>25</text:a></text:p>
          <text:p text:style-name="P11"><text:a xlink:type="simple" xlink:href="#__RefHeading__254_1506864019" text:style-name="Index_20_Link" text:visited-style-name="Index_20_Link">public static void POS_SetKey(byte[] key)<text:tab/>27</text:a></text:p>
        </text:index-body>
      </text:table-of-content>
      <text:p text:style-name="P2"/>
      <text:h text:style-name="P9" text:outline-level="1"><text:bookmark-start text:name="__RefHeading__230_1506864019"/>public static void APP_Init(Context mContext)<text:bookmark-end text:name="__RefHeading__230_1506864019"/></text:h>
      <text:p text:style-name="P1"><text:line-break/>描述：<text:line-break/>初始化SDK。主要是开启looper线程。并保存传入的上下文以备将来发送广播。<text:line-break/><text:line-break/>参数：<text:line-break/>mContext<text:line-break/>上下文，可以是Activity的或者是Service的上下文。<text:line-break/><text:line-break/>返回值：<text:line-break/>无<text:line-break/><text:line-break/>备注：<text:line-break/>使用SDK之前，一定要调用该函数。建议在onCreate中调用该函数。并在onDestroy中调用成对的另一个函数APP_UnInit()。</text:p>
      <text:h text:style-name="P9" text:outline-level="1"><text:bookmark-start text:name="__RefHeading__232_1506864019"/>public static boolean APP_UnInit()<text:bookmark-end text:name="__RefHeading__232_1506864019"/></text:h>
      <text:p text:style-name="P1"><text:line-break/>描述：<text:line-break/>和App_Init()成对使用。该函数会释放App_Init()占用的资源。<text:line-break/><text:line-break/>参数：<text:line-break/>无<text:line-break/><text:line-break/>返回值：<text:line-break/>无<text:line-break/><text:line-break/>备注：<text:line-break/>无</text:p>
      <text:h text:style-name="P9" text:outline-level="1"><text:bookmark-start text:name="__RefHeading__117_1506864019"/>public static boolean POS_Open(String btAddress)<text:bookmark-end text:name="__RefHeading__117_1506864019"/></text:h>
      <text:p text:style-name="P2"/>
      <text:p text:style-name="P1">描述：</text:p>
      <text:p text:style-name="P1">连接给定地址的蓝牙设备。</text:p>
      <text:p text:style-name="P1"/>
      <text:p text:style-name="P1">参数：</text:p>
      <text:p text:style-name="P1">蓝牙地址。形如”01:01:01:01:01:01”的字符串。</text:p>
      <text:p text:style-name="P1"/>
      <text:p text:style-name="P1">返回值：</text:p>
      <text:p text:style-name="P1">暂时无用。</text:p>
      <text:p text:style-name="P1"/>
      <text:p text:style-name="P1">备注：<text:line-break/>连接状态通过广播来通知。<text:line-break/>有以下四个广播。</text:p>
      <text:p text:style-name="P1">ConnectThread.ACTION_CONNECTED<text:line-break/>已经连接<text:line-break/></text:p>
      <text:p text:style-name="P1">ConnectThread.ACTION_DISCONNECTED<text:line-break/>断开连接<text:line-break/></text:p>
      <text:p text:style-name="P1">ConnectThread.ACTION_STARTCONNECTING<text:line-break/>开始连接<text:line-break/></text:p>
      <text:p text:style-name="P1">ConnectThread.ACTION_WAITCONNECTING<text:line-break/>等待连接(作为主设备连接时会发送该广播，参考POS_OpenAsServer)</text:p>
      <text:h text:style-name="P9" text:outline-level="1"><text:bookmark-start text:name="__RefHeading__234_1506864019"/>public static boolean POS_OpenAsServer(String btAddress)<text:bookmark-end text:name="__RefHeading__234_1506864019"/></text:h>
      <text:p text:style-name="P1"><text:line-break/>描述：<text:line-break/>作为主机端连接给定地址的蓝牙打印机。该函数会一直等待打印机主动上连，直到连接建立或超时(1小时)或调用了POS_Close()函数。<text:line-break/><text:line-break/>参数：<text:line-break/>蓝牙打印机设备地址<text:line-break/><text:line-break/>返回值：<text:line-break/>暂不使用<text:line-break/><text:line-break/>备注：<text:line-break/>参考POS_Open();</text:p>
      <text:h text:style-name="P9" text:outline-level="1"><text:bookmark-start text:name="__RefHeading__236_1506864019"/>public static boolean POS_Close()<text:bookmark-end text:name="__RefHeading__236_1506864019"/></text:h>
      <text:p text:style-name="P1"><text:line-break/>描述：<text:line-break/>关闭蓝牙连接<text:line-break/><text:line-break/>参数：<text:line-break/>无<text:line-break/><text:line-break/>返回值：<text:line-break/>暂不使用<text:line-break/><text:line-break/>备注：<text:line-break/>该函数会取消所有已经连接或正在连接的动作。可以通过广播受到结果。请参看POS_Open()</text:p>
      <text:h text:style-name="P9" text:outline-level="1"><text:bookmark-start text:name="__RefHeading__238_1506864019"/>public static void POS_Write(byte[] data)<text:bookmark-end text:name="__RefHeading__238_1506864019"/></text:h>
      <text:p text:style-name="P1"><text:line-break/>描述：<text:line-break/>写入16进制字节数组<text:line-break/><text:line-break/>参数：<text:line-break/>data<text:line-break/>需要写入的字节数组<text:line-break/><text:line-break/>返回值：<text:line-break/>无<text:line-break/><text:line-break/>备注：<text:line-break/>无</text:p>
      <text:h text:style-name="P9" text:outline-level="1"><text:bookmark-start text:name="__RefHeading__240_1506864019"/>public static void POS_Read()<text:bookmark-end text:name="__RefHeading__240_1506864019"/></text:h>
      <text:p text:style-name="P1"><text:line-break/>描述：<text:line-break/>该函数只需开启一次。并且必须开启才能收到设备数据。<text:line-break/><text:line-break/>参数：<text:line-break/>无<text:line-break/><text:line-break/>返回值：<text:line-break/>无<text:line-break/><text:line-break/>备注：<text:line-break/>读取到的数据会通过广播发送给传入到App_Init的context<text:line-break/><text:line-break/>ReadThread.ACTION_READTHREADRECEIVE<text:line-break/>任何读到的数据，都会通过该动作广播。可以这样得到数据：<text:line-break/>byte rc = <text:line-break/>intent.getByteExtra(ReadThread.EXTRA_READTHREADRECEIVEBYTE, (byte) 0);<text:line-break/><text:line-break/>PS.需要调用POS_isDebug(true)开启调试，才会发送广播。</text:p>
      <text:h text:style-name="P9" text:outline-level="1"><text:bookmark-start text:name="__RefHeading__242_1506864019"/>public static void POS_Request(byte[] data, int length, int timeout)<text:bookmark-end text:name="__RefHeading__242_1506864019"/></text:h>
      <text:p text:style-name="P1"><text:line-break/>描述：<text:line-break/>请求一个命令的返回<text:line-break/><text:line-break/>参数：<text:line-break/>data<text:line-break/>请求所需发送的指令<text:line-break/><text:line-break/>length<text:line-break/>所需要返回的数据的长度<text:line-break/><text:line-break/>timeout<text:line-break/>超时时间<text:line-break/><text:line-break/>返回值：<text:line-break/>无<text:line-break/><text:line-break/>备注：<text:line-break/>结果会通过广播通知给程序。<text:line-break/><text:line-break/>ReadThread.ACTION_READTHREADRECEIVES<text:line-break/><text:line-break/>请求成功或失败可以使用如下代码<text:line-break/>boolean recstatus = intent.getBooleanExtra(</text:p>
      <text:p text:style-name="P1"><text:tab/><text:tab/><text:tab/><text:tab/><text:tab/><text:tab/><text:tab/>ReadThread.EXTRA_READTHREADRECEIVECORRECT, false);<text:line-break/><text:line-break/>请求所发送的命令(即参数data)使用如下代码获得<text:line-break/>byte[] pcmdpackage = intent</text:p>
      <text:p text:style-name="P1"><text:tab/><text:tab/><text:tab/><text:tab/><text:tab/><text:tab/><text:tab/>.getByteArrayExtra(ReadThread.EXTRA_PCMDPACKAGE);<text:line-break/><text:line-break/>请求所需返回的长度(即length)通过如下代码获得<text:line-break/>int length = intent.getIntExtra(</text:p>
      <text:p text:style-name="P1"><text:tab/><text:tab/><text:tab/><text:tab/><text:tab/><text:tab/><text:tab/>ReadThread.EXTRA_PCMDLENGTH, 0);<text:line-break/><text:line-break/><text:soft-page-break/>返回的数据通过如下代码获得：<text:line-break/>byte[] rcs = intent.getByteArrayExtra(</text:p>
      <text:p text:style-name="P1"><text:tab/><text:tab/><text:tab/><text:tab/><text:tab/><text:tab/><text:tab/>ReadThread.EXTRA_READTHREADRECEIVEBYTES);</text:p>
      <text:h text:style-name="P9" text:outline-level="1"><text:bookmark-start text:name="__RefHeading__244_1506864019"/>public static void POS_PrintPicture(Bitmap mBitmap, int nWidth, int nMode)<text:bookmark-end text:name="__RefHeading__244_1506864019"/></text:h>
      <text:p text:style-name="P1"><text:line-break/>描述：<text:line-break/>将位图缩放至指定宽度并打印位图<text:line-break/><text:line-break/>参数：<text:line-break/>mBitmap<text:line-break/>需要打印的位图<text:line-break/><text:line-break/>nWidth<text:line-break/>需要缩放到的宽度，便携打印机最大为384像素。并且nWidth会以8对齐缩放<text:line-break/><text:line-break/>nMode<text:line-break/>请使用0<text:line-break/><text:line-break/>返回值：<text:line-break/>无<text:line-break/><text:line-break/>备注：<text:line-break/>无 <text:s/></text:p>
      <text:h text:style-name="P10" text:outline-level="1"><text:bookmark-start text:name="__RefHeading__246_1506864019"/>public static void POS_S_SetBarcode(String strCodedata, int nOrgx,<text:line-break/>int nType, int nWidthX, int nHeight, int nHriFontType,<text:line-break/>int nHriFontPosition)<text:bookmark-end text:name="__RefHeading__246_1506864019"/></text:h>
      <text:p text:style-name="Text_20_body"><text:span text:style-name="Strong_20_Emphasis"><text:span text:style-name="T5"><text:line-break/>描述</text:span></text:span><text:span text:style-name="T5"><text:line-break/><text:line-break/>设置并打印条码。<text:line-break/><text:line-break/><text:line-break/></text:span><text:span text:style-name="Strong_20_Emphasis"><text:span text:style-name="T5"><text:line-break/>参数</text:span></text:span><text:span text:style-name="T5"><text:line-break/><text:line-break/></text:span><text:span text:style-name="Strong_20_Emphasis"><text:span text:style-name="T5">pszInfoBuffer<text:line-break/></text:span></text:span><text:span text:style-name="T5"><text:line-break/>[in] 条码的字符串。<text:line-break/><text:line-break/><text:line-break/></text:span><text:span text:style-name="Strong_20_Emphasis"><text:span text:style-name="T5">nOrgx</text:span></text:span><text:span text:style-name="T5"><text:line-break/><text:line-break/>[in] 指定将要打印的条码的水平起始点与左边界的距离点数。<text:line-break/><text:line-break/>可以为 0 到65535。<text:line-break/><text:line-break/><text:line-break/></text:span><text:span text:style-name="Strong_20_Emphasis"><text:span text:style-name="T5">nType</text:span></text:span><text:span text:style-name="T5"><text:line-break/><text:line-break/>[in] 指定条码的类型。<text:line-break/><text:line-break/>可以为以下列表中所列值之一。另请参考“附录 B 条码说明”。</text:span></text:p>
      <text:p text:style-name="P1"><text:bookmark text:name="table1"/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1">Value</text:p>
          </table:table-cell>
          <table:table-cell table:style-name="表格1.B1" office:value-type="string">
            <text:p text:style-name="P1">Meaning</text:p>
          </table:table-cell>
        </table:table-row>
        <table:table-row>
          <table:table-cell table:style-name="表格1.A2" office:value-type="string">
            <text:p text:style-name="P1">0x41</text:p>
          </table:table-cell>
          <table:table-cell table:style-name="表格1.B2" office:value-type="string">
            <text:p text:style-name="P1">UPC-A</text:p>
          </table:table-cell>
        </table:table-row>
        <text:soft-page-break/>
        <table:table-row>
          <table:table-cell table:style-name="表格1.A2" office:value-type="string">
            <text:p text:style-name="P1">0x42</text:p>
          </table:table-cell>
          <table:table-cell table:style-name="表格1.B2" office:value-type="string">
            <text:p text:style-name="P1">UPC-C</text:p>
          </table:table-cell>
        </table:table-row>
        <table:table-row>
          <table:table-cell table:style-name="表格1.A2" office:value-type="string">
            <text:p text:style-name="P1">0x43</text:p>
          </table:table-cell>
          <table:table-cell table:style-name="表格1.B2" office:value-type="string">
            <text:p text:style-name="P1">JAN13(EAN13)</text:p>
          </table:table-cell>
        </table:table-row>
        <table:table-row>
          <table:table-cell table:style-name="表格1.A2" office:value-type="string">
            <text:p text:style-name="P1">0x44</text:p>
          </table:table-cell>
          <table:table-cell table:style-name="表格1.B2" office:value-type="string">
            <text:p text:style-name="P1">JAN8(EAN8)</text:p>
          </table:table-cell>
        </table:table-row>
        <table:table-row>
          <table:table-cell table:style-name="表格1.A2" office:value-type="string">
            <text:p text:style-name="P1">0x45</text:p>
          </table:table-cell>
          <table:table-cell table:style-name="表格1.B2" office:value-type="string">
            <text:p text:style-name="P1">CODE39</text:p>
          </table:table-cell>
        </table:table-row>
        <table:table-row>
          <table:table-cell table:style-name="表格1.A2" office:value-type="string">
            <text:p text:style-name="P1">0x46</text:p>
          </table:table-cell>
          <table:table-cell table:style-name="表格1.B2" office:value-type="string">
            <text:p text:style-name="P1">ITF</text:p>
          </table:table-cell>
        </table:table-row>
        <table:table-row>
          <table:table-cell table:style-name="表格1.A2" office:value-type="string">
            <text:p text:style-name="P1">0x47</text:p>
          </table:table-cell>
          <table:table-cell table:style-name="表格1.B2" office:value-type="string">
            <text:p text:style-name="P1">CODEBAR</text:p>
          </table:table-cell>
        </table:table-row>
        <table:table-row>
          <table:table-cell table:style-name="表格1.A2" office:value-type="string">
            <text:p text:style-name="P1">0x48</text:p>
          </table:table-cell>
          <table:table-cell table:style-name="表格1.B2" office:value-type="string">
            <text:p text:style-name="P1">CODE93</text:p>
          </table:table-cell>
        </table:table-row>
        <table:table-row>
          <table:table-cell table:style-name="表格1.A2" office:value-type="string">
            <text:p text:style-name="P1">0x49</text:p>
          </table:table-cell>
          <table:table-cell table:style-name="表格1.B2" office:value-type="string">
            <text:p text:style-name="P1">CODE 128</text:p>
          </table:table-cell>
        </table:table-row>
      </table:table>
      <text:p text:style-name="Text_20_body"><text:span text:style-name="T5"><text:line-break/></text:span><text:span text:style-name="Strong_20_Emphasis"><text:span text:style-name="T5">nWidthX</text:span></text:span><text:span text:style-name="T5"><text:line-break/><text:line-break/>[in] 指定条码的基本元素宽度。<text:line-break/><text:line-break/>可以为以下列表中所列值（n）之一。</text:span></text:p>
      <text:p text:style-name="P1"><text:bookmark text:name="table2"/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row>
          <table:table-cell table:style-name="表格2.A1" table:number-rows-spanned="2" office:value-type="string">
            <text:p text:style-name="P1">n</text:p>
          </table:table-cell>
          <table:table-cell table:style-name="表格2.A1" table:number-rows-spanned="2" office:value-type="string">
            <text:p text:style-name="P1">单基本模块宽度<text:line-break/>（连续型）</text:p>
          </table:table-cell>
          <table:table-cell table:style-name="表格2.C1" table:number-columns-spanned="2" office:value-type="string">
            <text:p text:style-name="P1">双基本模块宽度（离散型）</text:p>
          </table:table-cell>
          <table:covered-table-cell/>
        </table:table-row>
        <table:table-row>
          <table:covered-table-cell/>
          <table:covered-table-cell/>
          <table:table-cell table:style-name="表格2.C2" office:value-type="string">
            <text:p text:style-name="P1">窄元素宽度</text:p>
          </table:table-cell>
          <table:table-cell table:style-name="表格2.D2" office:value-type="string">
            <text:p text:style-name="P1">宽元素宽度</text:p>
          </table:table-cell>
        </table:table-row>
        <table:table-row>
          <table:table-cell table:style-name="表格2.C2" office:value-type="string">
            <text:p text:style-name="P1">2</text:p>
          </table:table-cell>
          <table:table-cell table:style-name="表格2.C2" office:value-type="string">
            <text:p text:style-name="P1">0．25mm</text:p>
          </table:table-cell>
          <table:table-cell table:style-name="表格2.C2" office:value-type="string">
            <text:p text:style-name="P1">0．25mm</text:p>
          </table:table-cell>
          <table:table-cell table:style-name="表格2.D2" office:value-type="string">
            <text:p text:style-name="P1">0．625mm</text:p>
          </table:table-cell>
        </table:table-row>
        <table:table-row>
          <table:table-cell table:style-name="表格2.C2" office:value-type="string">
            <text:p text:style-name="P1">3</text:p>
          </table:table-cell>
          <table:table-cell table:style-name="表格2.C2" office:value-type="string">
            <text:p text:style-name="P1">0．375mm</text:p>
          </table:table-cell>
          <table:table-cell table:style-name="表格2.C2" office:value-type="string">
            <text:p text:style-name="P1">0．375mm</text:p>
          </table:table-cell>
          <table:table-cell table:style-name="表格2.D2" office:value-type="string">
            <text:p text:style-name="P1">1．0mm</text:p>
          </table:table-cell>
        </table:table-row>
        <table:table-row>
          <table:table-cell table:style-name="表格2.C2" office:value-type="string">
            <text:p text:style-name="P1">4</text:p>
          </table:table-cell>
          <table:table-cell table:style-name="表格2.C2" office:value-type="string">
            <text:p text:style-name="P1">0．5mm</text:p>
          </table:table-cell>
          <table:table-cell table:style-name="表格2.C2" office:value-type="string">
            <text:p text:style-name="P1">0．5mm</text:p>
          </table:table-cell>
          <table:table-cell table:style-name="表格2.D2" office:value-type="string">
            <text:p text:style-name="P1">1．25mm</text:p>
          </table:table-cell>
        </table:table-row>
        <table:table-row>
          <table:table-cell table:style-name="表格2.C2" office:value-type="string">
            <text:p text:style-name="P1">5</text:p>
          </table:table-cell>
          <table:table-cell table:style-name="表格2.C2" office:value-type="string">
            <text:p text:style-name="P1">0．625mm</text:p>
          </table:table-cell>
          <table:table-cell table:style-name="表格2.C2" office:value-type="string">
            <text:p text:style-name="P1">0．625mm</text:p>
          </table:table-cell>
          <table:table-cell table:style-name="表格2.D2" office:value-type="string">
            <text:p text:style-name="P1">1．625mm</text:p>
          </table:table-cell>
        </table:table-row>
        <table:table-row>
          <table:table-cell table:style-name="表格2.C2" office:value-type="string">
            <text:p text:style-name="P1">6</text:p>
          </table:table-cell>
          <table:table-cell table:style-name="表格2.C2" office:value-type="string">
            <text:p text:style-name="P1">0．75mm</text:p>
          </table:table-cell>
          <table:table-cell table:style-name="表格2.C2" office:value-type="string">
            <text:p text:style-name="P1">0．75mm</text:p>
          </table:table-cell>
          <table:table-cell table:style-name="表格2.D2" office:value-type="string">
            <text:p text:style-name="P1">1.875mm</text:p>
          </table:table-cell>
        </table:table-row>
      </table:table>
      <text:p text:style-name="Text_20_body"><text:span text:style-name="T5"><text:line-break/></text:span><text:span text:style-name="Strong_20_Emphasis"><text:span text:style-name="T5">nHeight</text:span></text:span><text:span text:style-name="T5"><text:line-break/><text:line-break/>[in] 指定条码的高度点数。<text:line-break/><text:line-break/>可以为 1 到 255 。默认值为162 点。<text:line-break/></text:span><text:soft-page-break/><text:span text:style-name="T5"><text:line-break/><text:line-break/></text:span><text:span text:style-name="Strong_20_Emphasis"><text:span text:style-name="T5">nHriFontType</text:span></text:span><text:span text:style-name="T5"><text:line-break/><text:line-break/>[in] 指定 HRI（Human Readable Interpretation）字符的字体类型。<text:line-break/><text:line-break/>可以为以下列表中所列值之一。</text:span></text:p>
      <text:p text:style-name="P1"><text:bookmark text:name="table3"/></text:p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P1">Value</text:p>
          </table:table-cell>
          <table:table-cell table:style-name="表格3.B1" office:value-type="string">
            <text:p text:style-name="P1">Meaning</text:p>
          </table:table-cell>
        </table:table-row>
        <table:table-row>
          <table:table-cell table:style-name="表格3.A2" office:value-type="string">
            <text:p text:style-name="P1">0x00</text:p>
          </table:table-cell>
          <table:table-cell table:style-name="表格3.B2" office:value-type="string">
            <text:p text:style-name="P1">标准ASCII</text:p>
          </table:table-cell>
        </table:table-row>
        <table:table-row>
          <table:table-cell table:style-name="表格3.A2" office:value-type="string">
            <text:p text:style-name="P1">0x01</text:p>
          </table:table-cell>
          <table:table-cell table:style-name="表格3.B2" office:value-type="string">
            <text:p text:style-name="P1">压缩ASCII</text:p>
          </table:table-cell>
        </table:table-row>
      </table:table>
      <text:p text:style-name="Text_20_body"><text:span text:style-name="T5"><text:line-break/></text:span><text:span text:style-name="Strong_20_Emphasis"><text:span text:style-name="T5">nHriFontPosition</text:span></text:span><text:span text:style-name="T5"><text:line-break/><text:line-break/>[in] 指定HRI（Human Readable Interpretation）字符的位置。<text:line-break/><text:line-break/>可以为以下列表中所列值之一。</text:span></text:p>
      <text:p text:style-name="P1"><text:bookmark text:name="table4"/></text:p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">Value</text:p>
          </table:table-cell>
          <table:table-cell table:style-name="表格4.B1" office:value-type="string">
            <text:p text:style-name="P1">Meaning</text:p>
          </table:table-cell>
        </table:table-row>
        <table:table-row>
          <table:table-cell table:style-name="表格4.A2" office:value-type="string">
            <text:p text:style-name="P1">0x00</text:p>
          </table:table-cell>
          <table:table-cell table:style-name="表格4.B2" office:value-type="string">
            <text:p text:style-name="P1">不打印</text:p>
          </table:table-cell>
        </table:table-row>
        <table:table-row>
          <table:table-cell table:style-name="表格4.A2" office:value-type="string">
            <text:p text:style-name="P1">0x01</text:p>
          </table:table-cell>
          <table:table-cell table:style-name="表格4.B2" office:value-type="string">
            <text:p text:style-name="P1">只在条码上方打印</text:p>
          </table:table-cell>
        </table:table-row>
        <table:table-row>
          <table:table-cell table:style-name="表格4.A2" office:value-type="string">
            <text:p text:style-name="P1">0x02</text:p>
          </table:table-cell>
          <table:table-cell table:style-name="表格4.B2" office:value-type="string">
            <text:p text:style-name="P1">只在条码下方打印</text:p>
          </table:table-cell>
        </table:table-row>
        <table:table-row>
          <table:table-cell table:style-name="表格4.A2" office:value-type="string">
            <text:p text:style-name="P1">0x03</text:p>
          </table:table-cell>
          <table:table-cell table:style-name="表格4.B2" office:value-type="string">
            <text:p text:style-name="P1">条码上、下方都打印</text:p>
          </table:table-cell>
        </table:table-row>
      </table:table>
      <text:p text:style-name="P1"><text:line-break/>返回值：无</text:p>
      <text:p text:style-name="P1">备注：如果条码太宽超出打印机最大打印宽度，则条码不会被打印。</text:p>
      <text:h text:style-name="P9" text:outline-level="1"><text:bookmark-start text:name="__RefHeading__248_1506864019"/>public static void POS_S_SetQRcode(String strCodedata, int nWidthX,int nErrorCorrectionLevel)<text:bookmark-end text:name="__RefHeading__248_1506864019"/></text:h>
      <text:p text:style-name="P1"><text:line-break/>描述：<text:line-break/>打印二维码<text:line-break/><text:line-break/>参数：<text:line-break/>strCodedata<text:line-break/>二维码数据<text:line-break/><text:line-break/>nWidthX<text:line-break/>二维码每单元宽度，范围从2-6<text:line-break/><text:line-break/>nErrorCorrectionLevel<text:line-break/>纠错等级，范围从1-4</text:p>
      <text:h text:style-name="P10" text:outline-level="1"><text:bookmark-start text:name="__RefHeading__250_1506864019"/>public static void POS_S_TextOut(String pszString, int nOrgx,<text:line-break/>int nWidthTimes, int nHeightTimes, int nFontType, int nFontStyle)<text:bookmark-end text:name="__RefHeading__250_1506864019"/></text:h>
      <text:p text:style-name="Text_20_body"><text:span text:style-name="Strong_20_Emphasis"><text:span text:style-name="T5"/></text:span></text:p>
      <text:p text:style-name="Text_20_body"><text:span text:style-name="Strong_20_Emphasis"><text:span text:style-name="T5">描述</text:span></text:span><text:span text:style-name="T5"><text:line-break/><text:line-break/>把将要打印的字符串数据发送到打印缓冲区中，并指定X 方向（水平）上的绝对起始点位置，指定每个字符宽度和高度方向上的放大倍数、类型和风格。<text:line-break/><text:line-break/><text:line-break/><text:line-break/></text:span><text:span text:style-name="Strong_20_Emphasis"><text:span text:style-name="T5">参数</text:span></text:span><text:span text:style-name="T5"><text:line-break/><text:line-break/></text:span><text:span text:style-name="Strong_20_Emphasis"><text:span text:style-name="T5">pszString</text:span></text:span><text:span text:style-name="T5"><text:line-break/><text:line-break/>[in] 需要打印的字符串。<text:line-break/><text:line-break/><text:line-break/></text:span><text:span text:style-name="Strong_20_Emphasis"><text:span text:style-name="T5">nOrgx<text:line-break/></text:span></text:span><text:span text:style-name="T5"><text:line-break/>[in] 指定 X 方向（水平）的起始点位置离左边界的点数。<text:line-break/><text:line-break/>可以为 0 到 65535。<text:line-break/><text:line-break/><text:line-break/></text:span><text:span text:style-name="Strong_20_Emphasis"><text:span text:style-name="T5">nWidthTimes</text:span></text:span><text:span text:style-name="T5"><text:line-break/><text:line-break/>[in] 指定字符的宽度方向上的放大倍数。<text:line-break/><text:line-break/>可以为 0到 1。<text:line-break/><text:line-break/><text:line-break/></text:span><text:span text:style-name="Strong_20_Emphasis"><text:span text:style-name="T5">nHeightTimes</text:span></text:span><text:span text:style-name="T5"><text:line-break/></text:span><text:soft-page-break/><text:span text:style-name="T5"><text:line-break/>[in] 指定字符高度方向上的放大倍数。<text:line-break/><text:line-break/>可以为 0 到 1。<text:line-break/><text:line-break/><text:line-break/></text:span><text:span text:style-name="Strong_20_Emphasis"><text:span text:style-name="T5">nFontType<text:line-break/></text:span></text:span><text:span text:style-name="T5"><text:line-break/>[in] 指定字符的字体类型。<text:line-break/><text:line-break/>可以为以下列表中所列值之一。</text:span></text:p>
      <text:p text:style-name="P1"><text:bookmark text:name="table11"/></text:p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1">Value</text:p>
          </table:table-cell>
          <table:table-cell table:style-name="表格5.B1" office:value-type="string">
            <text:p text:style-name="P1">Meaning</text:p>
          </table:table-cell>
        </table:table-row>
        <table:table-row>
          <table:table-cell table:style-name="表格5.A2" office:value-type="string">
            <text:p text:style-name="P1">0x00</text:p>
          </table:table-cell>
          <table:table-cell table:style-name="表格5.B2" office:value-type="string">
            <text:p text:style-name="P1">标准 ASCII</text:p>
          </table:table-cell>
        </table:table-row>
        <table:table-row>
          <table:table-cell table:style-name="表格5.A2" office:value-type="string">
            <text:p text:style-name="P1">0x01</text:p>
          </table:table-cell>
          <table:table-cell table:style-name="表格5.B2" office:value-type="string">
            <text:p text:style-name="P1">压缩 ASCII</text:p>
          </table:table-cell>
        </table:table-row>
      </table:table>
      <text:p text:style-name="Text_20_body"><text:span text:style-name="T5"><text:line-break/></text:span><text:span text:style-name="Strong_20_Emphasis"><text:span text:style-name="T5">nFontStyle</text:span></text:span><text:span text:style-name="T5"><text:line-break/><text:line-break/>[in] 指定字符的字体风格。<text:line-break/><text:line-break/>可以为以下列表中的一个或若干个。</text:span></text:p>
      <text:p text:style-name="P1"><text:bookmark text:name="table21"/></text:p>
      <table:table table:name="表格6" table:style-name="表格6">
        <table:table-column table:style-name="表格6.A"/>
        <table:table-column table:style-name="表格6.B"/>
        <table:table-row>
          <table:table-cell table:style-name="表格6.A1" office:value-type="string">
            <text:p text:style-name="P1">Value</text:p>
          </table:table-cell>
          <table:table-cell table:style-name="表格6.B1" office:value-type="string">
            <text:p text:style-name="P1">Meaning</text:p>
          </table:table-cell>
        </table:table-row>
        <table:table-row>
          <table:table-cell table:style-name="表格6.A2" office:value-type="string">
            <text:p text:style-name="P1">0x00</text:p>
          </table:table-cell>
          <table:table-cell table:style-name="表格6.B2" office:value-type="string">
            <text:p text:style-name="P1">正常</text:p>
          </table:table-cell>
        </table:table-row>
        <table:table-row>
          <table:table-cell table:style-name="表格6.A2" office:value-type="string">
            <text:p text:style-name="P1">0x08</text:p>
          </table:table-cell>
          <table:table-cell table:style-name="表格6.B2" office:value-type="string">
            <text:p text:style-name="P1">加粗</text:p>
          </table:table-cell>
        </table:table-row>
        <table:table-row>
          <table:table-cell table:style-name="表格6.A2" office:value-type="string">
            <text:p text:style-name="P1">0x80</text:p>
          </table:table-cell>
          <table:table-cell table:style-name="表格6.B2" office:value-type="string">
            <text:p text:style-name="P1">1点粗的下划线</text:p>
          </table:table-cell>
        </table:table-row>
        <table:table-row>
          <table:table-cell table:style-name="表格6.A2" office:value-type="string">
            <text:p text:style-name="P1">0x100</text:p>
          </table:table-cell>
          <table:table-cell table:style-name="表格6.B2" office:value-type="string">
            <text:p text:style-name="P1">2点粗的下划线</text:p>
          </table:table-cell>
        </table:table-row>
        <table:table-row>
          <table:table-cell table:style-name="表格6.A2" office:value-type="string">
            <text:p text:style-name="P1">0x200</text:p>
          </table:table-cell>
          <table:table-cell table:style-name="表格6.B2" office:value-type="string">
            <text:p text:style-name="P1">倒置（只在行首有效）</text:p>
          </table:table-cell>
        </table:table-row>
        <table:table-row>
          <table:table-cell table:style-name="表格6.A2" office:value-type="string">
            <text:p text:style-name="P1">0x400</text:p>
          </table:table-cell>
          <table:table-cell table:style-name="表格6.B2" office:value-type="string">
            <text:p text:style-name="P1">反显（黑底白字）</text:p>
          </table:table-cell>
        </table:table-row>
        <table:table-row>
          <table:table-cell table:style-name="表格6.A2" office:value-type="string">
            <text:p text:style-name="P1">0x1000</text:p>
          </table:table-cell>
          <table:table-cell table:style-name="表格6.B2" office:value-type="string">
            <text:p text:style-name="P1">每个字符顺时针旋转 90 度</text:p>
          </table:table-cell>
        </table:table-row>
      </table:table>
      <text:p text:style-name="P1"><text:soft-page-break/>备注：如果文本长度不够一行的，需要POS_Feedline走纸才能打印完全。 <text:s/></text:p>
      <text:h text:style-name="P9" text:outline-level="1"><text:bookmark-start text:name="__RefHeading__252_1506864019"/>public static void POS_FeedLine()<text:bookmark-end text:name="__RefHeading__252_1506864019"/></text:h>
      <text:p text:style-name="P1"><text:line-break/>描述：<text:line-break/>走纸一行</text:p>
      <text:p text:style-name="P1"><text:line-break/>参数：<text:line-break/>无</text:p>
      <text:p text:style-name="P1"><text:line-break/>返回值：<text:line-break/>无</text:p>
      <text:p text:style-name="P1"><text:line-break/>备注：<text:line-break/>无</text:p>
      <text:h text:style-name="P9" text:outline-level="1"><text:bookmark-start text:name="__RefHeading__729_1758888669"/>public static void POS_Reset()<text:line-break/><text:bookmark-end text:name="__RefHeading__729_1758888669"/></text:h>
      <text:p text:style-name="P1">描述：<text:line-break/>复位打印机</text:p>
      <text:p text:style-name="P1"><text:line-break/>参数：<text:line-break/>无</text:p>
      <text:p text:style-name="P1"><text:line-break/>返回值：<text:line-break/>无</text:p>
      <text:p text:style-name="P1"><text:line-break/>备注：<text:line-break/>无</text:p>
      <text:h text:style-name="P9" text:outline-level="1"><text:bookmark-start text:name="__RefHeading__731_1758888669"/>public static void POS_SetMotionUnit(int nHorizontalMU, int nVerticalMU)<text:line-break/><text:bookmark-end text:name="__RefHeading__731_1758888669"/></text:h>
      <text:p text:style-name="Text_20_body"><text:span text:style-name="Strong_20_Emphasis"><text:span text:style-name="T5">描述</text:span></text:span><text:span text:style-name="T5"><text:line-break/><text:line-break/>设置打印机的移动单位。<text:line-break/><text:line-break/><text:line-break/><text:line-break/></text:span><text:span text:style-name="Strong_20_Emphasis"><text:span text:style-name="T5">参数</text:span></text:span><text:span text:style-name="T5"><text:line-break/><text:line-break/></text:span><text:span text:style-name="Strong_20_Emphasis"><text:span text:style-name="T5">nHorizontalMU</text:span></text:span><text:span text:style-name="T5"><text:line-break/><text:line-break/>[in] 把水平方向上的移动单位设置为 25.4 / nHorizontalMU 毫米。<text:line-break/><text:line-break/>可以为0到255。<text:line-break/><text:line-break/><text:line-break/></text:span><text:span text:style-name="Strong_20_Emphasis"><text:span text:style-name="T5">nVerticalMU</text:span></text:span><text:span text:style-name="T5"><text:line-break/><text:line-break/>[in] 把垂直方向上的移动单位设置为 25.4 / nVerticalMU 毫米。<text:line-break/><text:line-break/>可以为0到255。</text:span></text:p>
      <text:p text:style-name="P1">返回值：无</text:p>
      <text:p text:style-name="P1">备注：无</text:p>
      <text:h text:style-name="P9" text:outline-level="1"><text:bookmark-start text:name="__RefHeading__733_1758888669"/>public static void POS_SetLineSpacing(int nDistance)<text:bookmark-end text:name="__RefHeading__733_1758888669"/></text:h>
      <text:p text:style-name="Text_20_body"><text:span text:style-name="Strong_20_Emphasis"><text:span text:style-name="T5"><text:line-break/>描述：</text:span></text:span><text:span text:style-name="T5"><text:line-break/>设置字符的行高。<text:line-break/><text:line-break/><text:line-break/></text:span><text:span text:style-name="Strong_20_Emphasis"><text:span text:style-name="T5"><text:line-break/>参数：</text:span></text:span><text:span text:style-name="T5"><text:line-break/></text:span><text:span text:style-name="Strong_20_Emphasis"><text:span text:style-name="T5">nDistance</text:span></text:span><text:span text:style-name="T5"><text:line-break/>[in] 指定行高点数。<text:line-break/>可以为 0 到 255。每点的距离与打印头分辨率相关。</text:span></text:p>
      <text:p text:style-name="P1"><text:line-break/>返回值：<text:line-break/>无</text:p>
      <text:p text:style-name="P1"><text:line-break/>备注：<text:line-break/>无</text:p>
      <text:h text:style-name="P9" text:outline-level="1"><text:bookmark-start text:name="__RefHeading__735_1758888669"/>public static void POS_SetRightSpacing(int nDistance)<text:bookmark-end text:name="__RefHeading__735_1758888669"/></text:h>
      <text:p text:style-name="Text_20_body"><text:span text:style-name="Strong_20_Emphasis"><text:span text:style-name="T5"><text:line-break/>描述</text:span></text:span><text:span text:style-name="T5"><text:line-break/>设置字符的右间距（相邻两个字符的间隙距离）。<text:line-break/><text:line-break/><text:line-break/></text:span><text:span text:style-name="Strong_20_Emphasis"><text:span text:style-name="T5">参数</text:span></text:span><text:span text:style-name="T5"><text:line-break/></text:span><text:span text:style-name="Strong_20_Emphasis"><text:span text:style-name="T5">nDistance</text:span></text:span><text:span text:style-name="T5"><text:line-break/>[in] 指定右间距的点数。<text:line-break/>可以为 0 到 255。每点的距离与打印头分辨率相关。<text:line-break/></text:span></text:p>
      <text:p text:style-name="P1">返回值：<text:line-break/>无</text:p>
      <text:p text:style-name="P1"><text:line-break/>备注：<text:line-break/>无</text:p>
      <text:h text:style-name="P9" text:outline-level="1"><text:bookmark-start text:name="__RefHeading__737_1758888669"/>public static void POS_S_SetAreaWidth(int nWidth)<text:bookmark-end text:name="__RefHeading__737_1758888669"/></text:h>
      <text:p text:style-name="Text_20_body"><text:span text:style-name="Strong_20_Emphasis"><text:span text:style-name="T5"><text:line-break/>描述：</text:span></text:span><text:span text:style-name="T5"><text:line-break/>设置标准模式下的打印区域宽度。<text:line-break/><text:line-break/></text:span><text:span text:style-name="Strong_20_Emphasis"><text:span text:style-name="T5">参数：</text:span></text:span><text:span text:style-name="T5"><text:line-break/></text:span><text:span text:style-name="Strong_20_Emphasis"><text:span text:style-name="T5">nWidth</text:span></text:span><text:span text:style-name="T5"><text:line-break/>[in] 指定打印区域的宽度。<text:line-break/>可以为 0 到 65535点。<text:line-break/></text:span></text:p>
      <text:p text:style-name="P1">返回值：<text:line-break/>无</text:p>
      <text:p text:style-name="P1"><text:line-break/>备注：<text:line-break/>无</text:p>
      <text:h text:style-name="P9" text:outline-level="1"><text:bookmark-start text:name="__RefHeading__851_1758888669"/>public static void POS_SetCharSetAndCodePage(int nCharSet, int nCodePage)<text:bookmark-end text:name="__RefHeading__851_1758888669"/></text:h>
      <text:p text:style-name="Text_20_body"><text:span text:style-name="Strong_20_Emphasis"><text:span text:style-name="T5"><text:line-break/>描述：</text:span></text:span><text:span text:style-name="T5"><text:line-break/>选择国际字符集和代码页。<text:line-break/><text:line-break/><text:line-break/><text:line-break/></text:span><text:span text:style-name="Strong_20_Emphasis"><text:span text:style-name="T5">参数：</text:span></text:span><text:span text:style-name="T5"><text:line-break/></text:span><text:span text:style-name="Strong_20_Emphasis"><text:span text:style-name="T5">nCharSet</text:span></text:span><text:span text:style-name="T5"><text:line-break/><text:line-break/>[in] 指定国际字符集。不同的国际字符集对0x23到0x7E的ASCII码值对应的符号定义是不同的。<text:line-break/><text:line-break/>可以为以下列表中所列值之一。</text:span></text:p>
      <text:p text:style-name="P4"><text:bookmark text:name="table12"/></text:p>
      <table:table table:name="表格7" table:style-name="表格7">
        <table:table-column table:style-name="表格7.A"/>
        <table:table-column table:style-name="表格7.B"/>
        <table:table-row>
          <table:table-cell table:style-name="表格7.A1" office:value-type="string">
            <text:p text:style-name="P8">Value</text:p>
          </table:table-cell>
          <table:table-cell table:style-name="表格7.B1" office:value-type="string">
            <text:p text:style-name="P8">Meaning</text:p>
          </table:table-cell>
        </table:table-row>
        <table:table-row>
          <table:table-cell table:style-name="表格7.A2" office:value-type="string">
            <text:p text:style-name="P8">0x00</text:p>
          </table:table-cell>
          <table:table-cell table:style-name="表格7.B2" office:value-type="string">
            <text:p text:style-name="P8">U.S.A</text:p>
          </table:table-cell>
        </table:table-row>
        <table:table-row>
          <table:table-cell table:style-name="表格7.A2" office:value-type="string">
            <text:p text:style-name="P8">0x01</text:p>
          </table:table-cell>
          <table:table-cell table:style-name="表格7.B2" office:value-type="string">
            <text:p text:style-name="P8">France</text:p>
          </table:table-cell>
        </table:table-row>
        <table:table-row>
          <table:table-cell table:style-name="表格7.A2" office:value-type="string">
            <text:p text:style-name="P8">0x02</text:p>
          </table:table-cell>
          <table:table-cell table:style-name="表格7.B2" office:value-type="string">
            <text:p text:style-name="P8">Germany</text:p>
          </table:table-cell>
        </table:table-row>
        <table:table-row>
          <table:table-cell table:style-name="表格7.A2" office:value-type="string">
            <text:p text:style-name="P8">0x03</text:p>
          </table:table-cell>
          <table:table-cell table:style-name="表格7.B2" office:value-type="string">
            <text:p text:style-name="P8">U.K.</text:p>
          </table:table-cell>
        </table:table-row>
        <table:table-row>
          <table:table-cell table:style-name="表格7.A2" office:value-type="string">
            <text:p text:style-name="P8">0x04</text:p>
          </table:table-cell>
          <table:table-cell table:style-name="表格7.B2" office:value-type="string">
            <text:p text:style-name="P8">Denmark I</text:p>
          </table:table-cell>
        </table:table-row>
        <table:table-row>
          <table:table-cell table:style-name="表格7.A2" office:value-type="string">
            <text:p text:style-name="P8">0x05</text:p>
          </table:table-cell>
          <table:table-cell table:style-name="表格7.B2" office:value-type="string">
            <text:p text:style-name="P8">Sweden</text:p>
          </table:table-cell>
        </table:table-row>
        <table:table-row>
          <table:table-cell table:style-name="表格7.A2" office:value-type="string">
            <text:p text:style-name="P8">0x06</text:p>
          </table:table-cell>
          <table:table-cell table:style-name="表格7.B2" office:value-type="string">
            <text:p text:style-name="P8">Italy</text:p>
          </table:table-cell>
        </table:table-row>
        <table:table-row>
          <table:table-cell table:style-name="表格7.A2" office:value-type="string">
            <text:p text:style-name="P8">0x07</text:p>
          </table:table-cell>
          <table:table-cell table:style-name="表格7.B2" office:value-type="string">
            <text:p text:style-name="P8">Spain I</text:p>
          </table:table-cell>
        </table:table-row>
        <table:table-row>
          <table:table-cell table:style-name="表格7.A2" office:value-type="string">
            <text:p text:style-name="P8">0x08</text:p>
          </table:table-cell>
          <table:table-cell table:style-name="表格7.B2" office:value-type="string">
            <text:p text:style-name="P8">Japan</text:p>
          </table:table-cell>
        </table:table-row>
        <table:table-row>
          <table:table-cell table:style-name="表格7.A2" office:value-type="string">
            <text:p text:style-name="P8">0x09</text:p>
          </table:table-cell>
          <table:table-cell table:style-name="表格7.B2" office:value-type="string">
            <text:p text:style-name="P8">Nonway</text:p>
          </table:table-cell>
        </table:table-row>
        <table:table-row>
          <table:table-cell table:style-name="表格7.A2" office:value-type="string">
            <text:p text:style-name="P8">0x0A</text:p>
          </table:table-cell>
          <table:table-cell table:style-name="表格7.B2" office:value-type="string">
            <text:p text:style-name="P8">Denmark II</text:p>
          </table:table-cell>
        </table:table-row>
        <table:table-row>
          <table:table-cell table:style-name="表格7.A2" office:value-type="string">
            <text:p text:style-name="P8">0x0B</text:p>
          </table:table-cell>
          <table:table-cell table:style-name="表格7.B2" office:value-type="string">
            <text:p text:style-name="P8">Spain II</text:p>
          </table:table-cell>
        </table:table-row>
        <table:table-row>
          <table:table-cell table:style-name="表格7.A2" office:value-type="string">
            <text:p text:style-name="P8">0x0C</text:p>
          </table:table-cell>
          <table:table-cell table:style-name="表格7.B2" office:value-type="string">
            <text:p text:style-name="P8">Latin America</text:p>
          </table:table-cell>
        </table:table-row>
        <table:table-row>
          <table:table-cell table:style-name="表格7.A2" office:value-type="string">
            <text:p text:style-name="P8">0x0D</text:p>
          </table:table-cell>
          <table:table-cell table:style-name="表格7.B2" office:value-type="string">
            <text:p text:style-name="P8">Korea</text:p>
          </table:table-cell>
        </table:table-row>
      </table:table>
      <text:p text:style-name="Text_20_body"><text:span text:style-name="Strong_20_Emphasis"><text:span text:style-name="T5">nCodePage</text:span></text:span><text:span text:style-name="T5"><text:line-break/><text:line-break/>[in] 指定字符的代码页。不同的代码页对0x80到0xFF的ASCII码值对应的符号定义是不同的。<text:line-break/></text:span><text:soft-page-break/><text:span text:style-name="T5"><text:line-break/>可以为以下列表中所列值之一。</text:span></text:p>
      <text:p text:style-name="P4"><text:bookmark text:name="table22"/></text:p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8">Value</text:p>
          </table:table-cell>
          <table:table-cell table:style-name="表格8.B1" office:value-type="string">
            <text:p text:style-name="P8">Meaning</text:p>
          </table:table-cell>
        </table:table-row>
        <table:table-row>
          <table:table-cell table:style-name="表格8.A2" office:value-type="string">
            <text:p text:style-name="P8">0x00</text:p>
          </table:table-cell>
          <table:table-cell table:style-name="表格8.B2" office:value-type="string">
            <text:p text:style-name="P8">PC437 [U.S.A. Standard Europe</text:p>
          </table:table-cell>
        </table:table-row>
        <table:table-row>
          <table:table-cell table:style-name="表格8.A2" office:value-type="string">
            <text:p text:style-name="P8">0x01</text:p>
          </table:table-cell>
          <table:table-cell table:style-name="表格8.B2" office:value-type="string">
            <text:p text:style-name="P8">Reserved</text:p>
          </table:table-cell>
        </table:table-row>
        <table:table-row>
          <table:table-cell table:style-name="表格8.A2" office:value-type="string">
            <text:p text:style-name="P8">0x02</text:p>
          </table:table-cell>
          <table:table-cell table:style-name="表格8.B2" office:value-type="string">
            <text:p text:style-name="P8">PC850 [Multilingual]</text:p>
          </table:table-cell>
        </table:table-row>
        <table:table-row>
          <table:table-cell table:style-name="表格8.A2" office:value-type="string">
            <text:p text:style-name="P8">0x03</text:p>
          </table:table-cell>
          <table:table-cell table:style-name="表格8.B2" office:value-type="string">
            <text:p text:style-name="P8">PC860 [Portuguese]</text:p>
          </table:table-cell>
        </table:table-row>
        <table:table-row>
          <table:table-cell table:style-name="表格8.A2" office:value-type="string">
            <text:p text:style-name="P8">0x04</text:p>
          </table:table-cell>
          <table:table-cell table:style-name="表格8.B2" office:value-type="string">
            <text:p text:style-name="P8">PC863 [Canadian-French]</text:p>
          </table:table-cell>
        </table:table-row>
        <table:table-row>
          <table:table-cell table:style-name="表格8.A2" office:value-type="string">
            <text:p text:style-name="P8">0x05</text:p>
          </table:table-cell>
          <table:table-cell table:style-name="表格8.B2" office:value-type="string">
            <text:p text:style-name="P8">PC865 [Nordic]</text:p>
          </table:table-cell>
        </table:table-row>
        <table:table-row>
          <table:table-cell table:style-name="表格8.A2" office:value-type="string">
            <text:p text:style-name="P8">0x12</text:p>
          </table:table-cell>
          <table:table-cell table:style-name="表格8.B2" office:value-type="string">
            <text:p text:style-name="P8">PC852</text:p>
          </table:table-cell>
        </table:table-row>
        <table:table-row>
          <table:table-cell table:style-name="表格8.A2" office:value-type="string">
            <text:p text:style-name="P8">0x13</text:p>
          </table:table-cell>
          <table:table-cell table:style-name="表格8.B2" office:value-type="string">
            <text:p text:style-name="P8">PC858</text:p>
          </table:table-cell>
        </table:table-row>
      </table:table>
      <text:p text:style-name="P1"><text:line-break/>返回值：<text:line-break/>无<text:line-break/><text:line-break/>备注：<text:line-break/>无</text:p>
      <text:h text:style-name="P9" text:outline-level="1"><text:bookmark-start text:name="__RefHeading__254_1506864019"/>public static void POS_SetKey(byte[] key)<text:bookmark-end text:name="__RefHeading__254_1506864019"/></text:h>
      <text:p text:style-name="P1"><text:line-break/>描述：<text:line-break/>设置8位的密钥<text:line-break/><text:line-break/>参数：<text:line-break/>key<text:line-break/>8字节的密钥<text:line-break/><text:line-break/>返回值：<text:line-break/>无<text:line-break/><text:line-break/>备注：<text:line-break/>sdk默认密钥为12345678，但打印机并无默认密钥。因为sdk在每次连接时都会发送随即明文检查密钥。所以为了正常使用，请确保至少设置一次密钥。<text:line-break/>如果设置的密钥不为12345678，则必须在连接建立之前调用ReadThread.setKey(tmpkeybytes)设置打印机SDK默认密钥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Monospace" svg:font-family="Monospace" style:font-pitch="fixed"/>
    <style:font-face style:name="文泉驿正黑" svg:font-family="文泉驿正黑" style:font-pitch="variable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next-style-name="Heading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09:01:08</meta:creation-date>
    <dc:date>2013-06-20T11:01:17</dc:date>
    <meta:editing-duration>PT1H27M15S</meta:editing-duration>
    <meta:editing-cycles>4</meta:editing-cycles>
    <meta:generator>LibreOffice/3.5$Linux_x86 LibreOffice_project/350m1$Build-2</meta:generator>
    <meta:document-statistic meta:table-count="8" meta:image-count="0" meta:object-count="0" meta:page-count="27" meta:paragraph-count="231" meta:word-count="1317" meta:character-count="6771" meta:non-whitespace-character-count="6372"/>
  </office:meta>
</office:document-meta>
</file>